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a467e" officeooo:paragraph-rsid="000a467e"/>
    </style:style>
    <style:style style:name="P2" style:family="paragraph" style:parent-style-name="Standard">
      <style:text-properties officeooo:rsid="000b0336" officeooo:paragraph-rsid="000b0336"/>
    </style:style>
    <style:style style:name="P3" style:family="paragraph" style:parent-style-name="Standard">
      <style:text-properties officeooo:rsid="000c7ada" officeooo:paragraph-rsid="000c7ada"/>
    </style:style>
    <style:style style:name="P4" style:family="paragraph" style:parent-style-name="Standard">
      <style:text-properties officeooo:rsid="000d8948" officeooo:paragraph-rsid="000d8948"/>
    </style:style>
    <style:style style:name="P5" style:family="paragraph" style:parent-style-name="Text_20_body">
      <style:text-properties officeooo:rsid="000e1756" officeooo:paragraph-rsid="000e1756"/>
    </style:style>
    <style:style style:name="P6" style:family="paragraph" style:parent-style-name="Text_20_body">
      <style:text-properties officeooo:rsid="000e1ae9" officeooo:paragraph-rsid="000e1ae9"/>
    </style:style>
    <style:style style:name="P7" style:family="paragraph" style:parent-style-name="Text_20_body">
      <style:text-properties officeooo:rsid="00101c97" officeooo:paragraph-rsid="00101c97"/>
    </style:style>
    <style:style style:name="P8" style:family="paragraph" style:parent-style-name="Text_20_body">
      <style:text-properties officeooo:rsid="00124980" officeooo:paragraph-rsid="00124980"/>
    </style:style>
    <style:style style:name="P9" style:family="paragraph" style:parent-style-name="Text_20_body">
      <style:text-properties officeooo:rsid="00169723" officeooo:paragraph-rsid="00169723"/>
    </style:style>
    <style:style style:name="P10" style:family="paragraph" style:parent-style-name="Text_20_body">
      <style:text-properties officeooo:rsid="0018e2ba" officeooo:paragraph-rsid="0018e2ba"/>
    </style:style>
    <style:style style:name="P11" style:family="paragraph" style:parent-style-name="Text_20_body">
      <style:text-properties officeooo:rsid="001a07a5" officeooo:paragraph-rsid="001a07a5"/>
    </style:style>
    <style:style style:name="P12" style:family="paragraph" style:parent-style-name="Text_20_body">
      <style:text-properties officeooo:rsid="001dc9c9" officeooo:paragraph-rsid="001dc9c9"/>
    </style:style>
    <style:style style:name="P13" style:family="paragraph" style:parent-style-name="Text_20_body">
      <style:text-properties officeooo:rsid="001ec5d8" officeooo:paragraph-rsid="001ec5d8"/>
    </style:style>
    <style:style style:name="P14" style:family="paragraph" style:parent-style-name="Text_20_body">
      <style:text-properties officeooo:rsid="001fa022" officeooo:paragraph-rsid="001fa022"/>
    </style:style>
    <style:style style:name="P15" style:family="paragraph" style:parent-style-name="Text_20_body">
      <style:text-properties officeooo:rsid="00218ddb" officeooo:paragraph-rsid="00218ddb"/>
    </style:style>
    <style:style style:name="P16" style:family="paragraph" style:parent-style-name="Text_20_body">
      <style:text-properties officeooo:rsid="0021c030" officeooo:paragraph-rsid="0021c030"/>
    </style:style>
    <style:style style:name="P17" style:family="paragraph" style:parent-style-name="Standard">
      <style:text-properties officeooo:rsid="003b42d3" officeooo:paragraph-rsid="003b42d3"/>
    </style:style>
    <style:style style:name="P18" style:family="paragraph" style:parent-style-name="Standard">
      <style:text-properties officeooo:rsid="003b42d3" officeooo:paragraph-rsid="003ba18e"/>
    </style:style>
    <style:style style:name="P19" style:family="paragraph" style:parent-style-name="Text_20_body">
      <style:text-properties officeooo:rsid="0022a514" officeooo:paragraph-rsid="0022a514"/>
    </style:style>
    <style:style style:name="P20" style:family="paragraph" style:parent-style-name="Text_20_body">
      <style:text-properties officeooo:rsid="0025740e" officeooo:paragraph-rsid="0025740e"/>
    </style:style>
    <style:style style:name="P21" style:family="paragraph" style:parent-style-name="Text_20_body">
      <style:text-properties officeooo:rsid="0026f97e" officeooo:paragraph-rsid="0026f97e"/>
    </style:style>
    <style:style style:name="P22" style:family="paragraph" style:parent-style-name="Text_20_body">
      <style:text-properties officeooo:rsid="00273d0c" officeooo:paragraph-rsid="00273d0c"/>
    </style:style>
    <style:style style:name="P23" style:family="paragraph" style:parent-style-name="Text_20_body">
      <style:text-properties officeooo:rsid="00289285" officeooo:paragraph-rsid="00289285"/>
    </style:style>
    <style:style style:name="P24" style:family="paragraph" style:parent-style-name="Text_20_body">
      <style:text-properties officeooo:rsid="002a3d35" officeooo:paragraph-rsid="002a3d35"/>
    </style:style>
    <style:style style:name="P25" style:family="paragraph" style:parent-style-name="Text_20_body">
      <style:text-properties officeooo:rsid="002b2d55" officeooo:paragraph-rsid="002b2d55"/>
    </style:style>
    <style:style style:name="P26" style:family="paragraph" style:parent-style-name="Text_20_body">
      <style:text-properties officeooo:rsid="002dd3e2" officeooo:paragraph-rsid="002dd3e2"/>
    </style:style>
    <style:style style:name="P27" style:family="paragraph" style:parent-style-name="Text_20_body">
      <style:text-properties officeooo:rsid="002e772c" officeooo:paragraph-rsid="002e772c"/>
    </style:style>
    <style:style style:name="P28" style:family="paragraph" style:parent-style-name="Text_20_body">
      <style:text-properties officeooo:rsid="00321f23" officeooo:paragraph-rsid="00321f23"/>
    </style:style>
    <style:style style:name="P29" style:family="paragraph" style:parent-style-name="Text_20_body">
      <style:text-properties officeooo:rsid="0036f282" officeooo:paragraph-rsid="0036f282"/>
    </style:style>
    <style:style style:name="T1" style:family="text">
      <style:text-properties officeooo:rsid="000e1ae9"/>
    </style:style>
    <style:style style:name="T2" style:family="text">
      <style:text-properties officeooo:rsid="000e38ff"/>
    </style:style>
    <style:style style:name="T3" style:family="text">
      <style:text-properties officeooo:rsid="00124980"/>
    </style:style>
    <style:style style:name="T4" style:family="text">
      <style:text-properties officeooo:rsid="0014385a"/>
    </style:style>
    <style:style style:name="T5" style:family="text">
      <style:text-properties officeooo:rsid="0017cbf9"/>
    </style:style>
    <style:style style:name="T6" style:family="text">
      <style:text-properties officeooo:rsid="0018e2ba"/>
    </style:style>
    <style:style style:name="T7" style:family="text">
      <style:text-properties officeooo:rsid="001a07a5"/>
    </style:style>
    <style:style style:name="T8" style:family="text">
      <style:text-properties officeooo:rsid="001a752f"/>
    </style:style>
    <style:style style:name="T9" style:family="text">
      <style:text-properties officeooo:rsid="001f649b"/>
    </style:style>
    <style:style style:name="T10" style:family="text">
      <style:text-properties fo:font-weight="bold" style:font-weight-asian="bold" style:font-weight-complex="bold"/>
    </style:style>
    <style:style style:name="T11" style:family="text">
      <style:text-properties fo:font-weight="bold" officeooo:rsid="003d156e" style:font-weight-asian="bold" style:font-weight-complex="bold"/>
    </style:style>
    <style:style style:name="T12" style:family="text">
      <style:text-properties fo:font-weight="bold" officeooo:rsid="003f2a42" style:font-weight-asian="bold" style:font-weight-complex="bold"/>
    </style:style>
    <style:style style:name="T13" style:family="text">
      <style:text-properties fo:font-weight="bold" officeooo:rsid="003f8c42" style:font-weight-asian="bold" style:font-weight-complex="bold"/>
    </style:style>
    <style:style style:name="T14" style:family="text">
      <style:text-properties officeooo:rsid="00219592"/>
    </style:style>
    <style:style style:name="T15" style:family="text">
      <style:text-properties officeooo:rsid="00238f99"/>
    </style:style>
    <style:style style:name="T16" style:family="text">
      <style:text-properties officeooo:rsid="002a3d35"/>
    </style:style>
    <style:style style:name="T17" style:family="text">
      <style:text-properties officeooo:rsid="002c5576"/>
    </style:style>
    <style:style style:name="T18" style:family="text">
      <style:text-properties officeooo:rsid="002df88c"/>
    </style:style>
    <style:style style:name="T19" style:family="text">
      <style:text-properties officeooo:rsid="002ed152"/>
    </style:style>
    <style:style style:name="T20" style:family="text">
      <style:text-properties officeooo:rsid="0033a7dd"/>
    </style:style>
    <style:style style:name="T21" style:family="text">
      <style:text-properties officeooo:rsid="0038a09e"/>
    </style:style>
    <style:style style:name="T22" style:family="text">
      <style:text-properties officeooo:rsid="00397302"/>
    </style:style>
    <style:style style:name="T23" style:family="text">
      <style:text-properties officeooo:rsid="003ba18e"/>
    </style:style>
    <style:style style:name="T24" style:family="text">
      <style:text-properties officeooo:rsid="003d156e"/>
    </style:style>
    <style:style style:name="T25" style:family="text">
      <style:text-properties fo:font-weight="normal" officeooo:rsid="003f2a42" style:font-weight-asian="normal" style:font-weight-complex="normal"/>
    </style:style>
    <style:style style:name="T26" style:family="text">
      <style:text-properties fo:font-weight="normal" officeooo:rsid="003f8c42" style:font-weight-asian="normal" style:font-weight-complex="normal"/>
    </style:style>
    <style:style style:name="T27" style:family="text">
      <style:text-properties fo:font-weight="normal" officeooo:rsid="003f980f"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hapitre I – L’informatique et les contrats</text:h>
      <text:p text:style-name="P1"/>
      <text:h text:style-name="Heading_20_3" text:outline-level="3">Qu’est-ce qu’un contrat ?</text:h>
      <text:p text:style-name="P1">Engagement entre deux parties (personnes morales ou physiques). </text:p>
      <text:p text:style-name="P1">Un contrat n’est pas forcément écrit , il peut être oral. Un contrat existe à partir du moment ou existe un échange de consentement entre les personnes qui veulent s’engager. </text:p>
      <text:p text:style-name="P2">C’est au prestataire de cadrer la solution, sinon le client sera toujours gagnant en cas de litige, car il n’est pas spécialiste, contrairement au prestataire. </text:p>
      <text:p text:style-name="P3">Ainsi, l’informaticien va intervenir dans la description du contrat, et il doit être précis pour être bien protégé. </text:p>
      <text:p text:style-name="P3"/>
      <text:h text:style-name="Heading_20_2" text:outline-level="2">A- Les deux principes cardinaux</text:h>
      <text:h text:style-name="Heading_20_3" text:outline-level="3">1- La bonne foi contractuelle</text:h>
      <text:p text:style-name="P4">Le matériel contractuel permet de sécuriser le paiement du client. Cela s’opère notamment en étant de bonne foi avec le client, c’est-à-dire en annonçant clairement la prestation qui va être faite. La bonne foi doit être présente lors de l’établissement du contrat et lors de la conception de la prestation. </text:p>
      <text:h text:style-name="Heading_20_3" text:outline-level="3">2- La liberté contractuelle</text:h>
      <text:p text:style-name="P5">A partir du moment ou l’on est de bonne foi, on peut convenir avec son client de convenir de tout et n’importe quoi, à condition de ne pas violer une loi. </text:p>
      <text:h text:style-name="Heading_20_2" text:outline-level="2">B- <text:span text:style-name="T1">La formation du contrat</text:span></text:h>
      <text:h text:style-name="Heading_20_3" text:outline-level="3">1- Les pourparlers</text:h>
      <text:p text:style-name="P6">Avant de rédiger un contrat, on commence par discuter avec le client/le fournisseur. <text:span text:style-name="T2">Cela permet de mettre en place des termes du futur contrat. Ils permettent de savoir, entre autre, si l’on a envie de passer contrat avec la personne. </text:span></text:p>
      <text:p text:style-name="P7">Il faut faire attention lors des pourparlers à bien rester de bonne foi, il faut annoncer au prestataire toutes ses arrières-pensées. En effet, dans le cas contraire, un prestataire peut être dédommagé du travail fournit, s’il peut prouver qu’il y a mauvaise foi. </text:p>
      <text:h text:style-name="Heading_20_3" text:outline-level="3">2- <text:span text:style-name="T3">Réunir les conditions de formation des contrats</text:span></text:h>
      <text:p text:style-name="P8">Il faut réunir trois conditions :</text:p>
      <text:p text:style-name="P8"><text:tab/>-Un échange de consentement</text:p>
      <text:p text:style-name="P8"><text:tab/>-Les parties sont en capacité</text:p>
      <text:p text:style-name="P8"><text:tab/>-l’objet du contrat est licite et certain</text:p>
      <text:p text:style-name="Heading"><text:soft-page-break/>a- L’échange de consentement</text:p>
      <text:p text:style-name="P8">Offre et acceptation : échange de consentement. Pour que cet échange ait lieu, l’offre doit avoir certaines caractéristiques <text:span text:style-name="T4">minimales.<text:line-break/>L’objet doit être déterminé, ainsi que le prix et la nature de l’opération. </text:span></text:p>
      <text:p text:style-name="P9">Le consentement des deux parties doit être éclairé : c’est-à-dire qu’il ne doit pas être atteint par un vice. Il est vicié s’il contient des erreurs sur les qualités essentielles, s’il y a tromperie (ou « dol », <text:span text:style-name="T5">voir réticence dolosive, c’est-à-dire que l’on connaît un élément qui peut nuire à la vente, sans en informer le client</text:span>), <text:span text:style-name="T6">ou s’il y a de la violence :</text:span></text:p>
      <text:p text:style-name="P9"><text:tab/><text:span text:style-name="T6">-Violence économique : faire pression sur l’autre partie pour obtenir un avantage excessif. </text:span></text:p>
      <text:p text:style-name="P10">Ces trois vices permettent d’annuler un contrat. </text:p>
      <text:p text:style-name="Heading"><text:span text:style-name="T7">b</text:span>- La capacité</text:p>
      <text:p text:style-name="P11">Pour passer un contrat il faut être capable, c’est-à-dire qu’il faut être majeur, <text:span text:style-name="T8">ne pas être sous tutelle ou curatelle. Dans le cas ou l’on a affaire à une entreprise (personne morale), il faut être sûr que la personne qui signe le contrat est bien autorisée à le faire, sinon il est nul. Il faut vérifier le k-bis, qui contient toutes les personnes habilitées. Si elle n’y est pas, il faut vérifier qu’elle possède une délégation de signature qui prouve que cette personne peut passer des contrats (la demander).</text:span></text:p>
      <text:p text:style-name="Heading">c- Contenu et objet licite et certain</text:p>
      <text:p text:style-name="P12">Globalement on doit s’engager dans un contrat sur quelque chose de certain (réalisable, selon l’état de l’art actuel).</text:p>
      <text:p text:style-name="P13">Dans le cas d’un programme difficile à réaliser, on peut passer un contrat de recherche et développement, <text:span text:style-name="T9">c’est-à-dire qu’il n’y a pas d’obligation de résultat. </text:span></text:p>
      <text:p text:style-name="P13"/>
      <text:p text:style-name="P14">Ces trois éléments doivent permettre de réaliser des contrats solides. Si ces trois éléments sont présents, même sans contrat papier, <text:span text:style-name="T10">l’engagement contractuel existe</text:span>. </text:p>
      <text:h text:style-name="Heading_20_3" text:outline-level="3">3- Contenu du contrat</text:h>
      <text:p text:style-name="P15">Il y a des obligations essentielles et accessoires. Les essentielles doivent être respectées à tout prix, tandis que les accessoires sont en option. <text:span text:style-name="T14">On peut limiter sa responsabilité sur une obligation accessoire, pas sur une essentielle. </text:span></text:p>
      <text:p text:style-name="P16">Ces deux types d’obligation permettent de prioriser les actions à réaliser par le développeur (une date de livraison fixée ou une fonctionnalité à coder absolument par exemple, quitte a retarder la livraison). </text:p>
      <text:p text:style-name="P19">Il faut éviter de mettre des clauses abusives dans les contrats : Ce sont des clauses qui créent un déséquilibre significatif entre les droits <text:span text:style-name="T15">et obligations </text:span>des parties. </text:p>
      <text:p text:style-name="P20">Obligation de résultat : on garanti le résultat.</text:p>
      <text:p text:style-name="P20">Obligation de moyen : on met tout en œuvre pour garantir le résultat.</text:p>
      <text:p text:style-name="P20"><text:soft-page-break/>Cette distinction n’est que peu importante face à un particulier, car dans 80 % des cas on est lié à une obligation de résultat (grande consommation par exemple). </text:p>
      <text:p text:style-name="P21">Dans le cadre de relations entre des professionnels, on a la possibilité de convenir du degré de l’obligation. C’est nous qui devons savoir quel genre d’obligation on peut contracter, en fonction du résultat qui est attendu par le client (si le programme semble facilement faisable ou pas). </text:p>
      <text:p text:style-name="P22">Si rien n’est spécifié dans le contrat, on se base sur des critère : plus une réalisation sera complexe ou aléatoire, plus on sera dans le cas d’une obligation de moyen et vice-versa. </text:p>
      <text:p text:style-name="P23">Les seules possibilités de rompre sa responsabilité son<text:span text:style-name="T16">t</text:span> : le cas de force majeure. Pour qu’il existe il faut réunir trois conditions : </text:p>
      <text:p text:style-name="P23"><text:tab/>1) Il doit être imprévisible.</text:p>
      <text:p text:style-name="P23"><text:tab/>2) Il doit être irrésistible</text:p>
      <text:p text:style-name="P23"><text:tab/>3) Il doit être extérieur</text:p>
      <text:p text:style-name="P24">Le fait du co-contractant : Si le client devait fournir des informations qu’il n’a pas fourni, il est normal qu’on ne puisse pas livrer en temps et en heure. </text:p>
      <text:p text:style-name="P24">Donc, deux raisons pour ne pas avoir atteint le résultat : soit le cas de force majeure, soit le client est défaillant. </text:p>
      <text:p text:style-name="P25">Obligation d’information et de conseil du prestataire : le prestataire, étant le sachant de la prestation, il doit apporter l’information à son client. En la matière, c’est au prestataire de prouver qu’il a bien informé son client en cas de procès. <text:span text:style-name="T17">Cela permet de formaliser l’échange de consentement et ses caractéristiques essentielles. Il est important de tout passer par écrit (par mail par exemple), pour se protéger en cas de problème. </text:span></text:p>
      <text:h text:style-name="Heading_20_3" text:outline-level="3">4. La forme du contrat</text:h>
      <text:p text:style-name="P26">Il faut matérialiser les contrat par écrit pour éviter tous problèmes. <text:span text:style-name="T18">Le contrat est déjà existant à l’oral, mais il faut préciser les obligations et les formaliser, pour que le contrat reflète le consentement des parties. </text:span></text:p>
      <text:p text:style-name="P27">Le contrat de base comprend le nom des parti<text:span text:style-name="T19">es</text:span>, la date et leur signatures. <text:span text:style-name="T19">Ce document doit être imprimé en autant d’exemplaires qu’il y a de parties, ainsi chacun en possède un exemplaire. En cas de problème, un juge appliquera le contrat à la lettre. </text:span></text:p>
      <text:p text:style-name="P28">Aujourd’hui, le contrat électronique est très répandu (commerce en ligne par exemple). <text:span text:style-name="T20">Les mails peuvent également faire preuve de contrat, c’est pourquoi il est utile de la utiliser à bon escient. </text:span></text:p>
      <text:h text:style-name="Heading_20_3" text:outline-level="3">5. La sanction des conditions de formation du contrat</text:h>
      <text:p text:style-name="P29">Si l’une des conditions de formation du contrat est nulle, il y a alors annulation rétroactive du contrat. Un client peut donc demander à se faire rembourser <text:span text:style-name="T21">l</text:span>es sommes avancées. </text:p>
      <text:p text:style-name="P29"/>
      <text:h text:style-name="Heading_20_2" text:outline-level="2"><text:soft-page-break/>C. L’exécution des contrats</text:h>
      <text:p text:style-name="Standard">Les difficultés <text:span text:style-name="T22">arrivent si on exécute mal ou pas du tout les prestations définies dans le contrat. On peut alors se retrouver en inexécution contractuelle. </text:span></text:p>
      <text:p text:style-name="P17">Cela peut amener cinq conséquences :</text:p>
      <text:p text:style-name="P17"/>
      <text:p text:style-name="P17"><text:tab/>-Possibilité pour le client de recourir à <text:span text:style-name="T10">l’exécution forcée</text:span> (avec astreinte en option). Si malgré tout le prestataire ne réalise pas le contrat, on peut le réaliser soi-même, c’est-à-dire faire appel à un autre prestataire et donc le facturer au prestataire défectueux.</text:p>
      <text:p text:style-name="P17"/>
      <text:p text:style-name="P18"><text:tab/>-<text:span text:style-name="T10">L’exception d’inexécution</text:span> : Soumettre sa propre exécution à l’exécution de l’autre (on diffère le paiement tant que le contrat n’est pas réalisé). <text:span text:style-name="T23">On peut le faire par anticipation, c’est-à-dire qu’on peut différer un acompte par exemple. </text:span><text:s/></text:p>
      <text:p text:style-name="P18"/>
      <text:p text:style-name="P18"><text:tab/><text:span text:style-name="T24">-</text:span><text:span text:style-name="T11">La réduction du prix : </text:span><text:span text:style-name="T25">Les deux parties peuvent convenir entre elles de la réduction du prix ou cela peut être une décision de justice en cas de désaccord. </text:span></text:p>
      <text:p text:style-name="P18"><text:span text:style-name="T25"/></text:p>
      <text:p text:style-name="P18"><text:span text:style-name="T25"><text:tab/>-</text:span><text:span text:style-name="T12">La résolution du contrat : </text:span><text:span text:style-name="T25">Cela revient à supprimer le contrat. Il est donc résilié pour faute et le client est libre d’aller voir un autre prestataire. </text:span></text:p>
      <text:p text:style-name="P18"><text:span text:style-name="T25"><text:tab/></text:span></text:p>
      <text:p text:style-name="P18"><text:span text:style-name="T26"><text:tab/>-</text:span><text:span text:style-name="T13">La responsabilité contractuelle : </text:span><text:span text:style-name="T26">Le client demande des dommages et intérêts en réparation de son préjudice. </text:span><text:span text:style-name="T27">Le client peut estimer qu’un retard dans la livraison ou une malfaçon a entraîné une perte de profit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9T14:29:42.871385249</meta:creation-date>
    <meta:generator>LibreOffice/5.2.7.2$Linux_X86_64 LibreOffice_project/20m0$Build-2</meta:generator>
    <dc:date>2019-11-26T15:30:23.342973988</dc:date>
    <meta:editing-duration>PT3H21M47S</meta:editing-duration>
    <meta:editing-cycles>53</meta:editing-cycles>
    <meta:document-statistic meta:table-count="0" meta:image-count="0" meta:object-count="0" meta:page-count="4" meta:paragraph-count="62" meta:word-count="1342" meta:character-count="8143" meta:non-whitespace-character-count="6815"/>
  </office:meta>
</office:document-meta>
</file>